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pregunta — y muy necesaria antes de entrar en el laboratorio, porque <text:span text:style-name="Strong_20_Emphasis">la redundancia</text:span>, en este sistema, no es un mero aspecto técnico, sino una de las <text:span text:style-name="Strong_20_Emphasis">claves esenciales de su inmortalidad e inteligencia</text:span>.</text:p>
      <text:p text:style-name="Text_20_body">Veamos primero el concepto formal, luego su utilidad, y finalmente cómo se manifiesta dentro de nuestra <text:span text:style-name="Strong_20_Emphasis">máquina lógica</text:span> y, por extensión, en la <text:span text:style-name="Strong_20_Emphasis">vida</text:span>.</text:p>
      <text:p text:style-name="Horizontal_20_Line"/>
      <text:h text:style-name="Heading_20_2" text:outline-level="2">🔹 1. ¿Qué es la redundancia? (definición formal)</text:h>
      <text:p text:style-name="Text_20_body">En términos generales y formales:</text:p>
      <text:p text:style-name="Quotations"><text:span text:style-name="Strong_20_Emphasis">Redundancia</text:span> es la presencia de información, estructuras o procesos que se repiten en un sistema sin ser estrictamente necesarios para su funcionamiento mínimo.</text:p>
      <text:p text:style-name="Text_20_body">O dicho de otro modo:</text:p>
      <text:list xml:id="list1465784400" text:style-name="L1">
        <text:list-item>
          <text:p text:style-name="P1">Un sistema <text:span text:style-name="Strong_20_Emphasis">redundante</text:span> contiene <text:span text:style-name="Strong_20_Emphasis">copias</text:span> o <text:span text:style-name="Strong_20_Emphasis">mecanismos alternativos</text:span> que permiten realizar una misma función, almacenar una misma información, o alcanzar un mismo estado por más de un camino posible.</text:p>
        </text:list-item>
      </text:list>
      <text:p text:style-name="Text_20_body">Desde el punto de vista matemático o lógico, la redundancia es una <text:span text:style-name="Strong_20_Emphasis">repetición estructural</text:span> dentro de un conjunto ordenado.<text:line-break/>Desde el punto de vista de la teoría de sistemas, es una <text:span text:style-name="Strong_20_Emphasis">garantía de estabilidad</text:span>: el sistema puede perder partes sin dejar de funcionar.</text:p>
      <text:p text:style-name="Horizontal_20_Line"/>
      <text:h text:style-name="Heading_20_2" text:outline-level="2">🔹 2. ¿Cuál es su utilidad?</text:h>
      <text:p text:style-name="Text_20_body">Aunque la redundancia parece, en apariencia, un desperdicio (repetir cuesta energía o espacio), su utilidad profunda es la <text:span text:style-name="Strong_20_Emphasis">resiliencia</text:span> y la <text:span text:style-name="Strong_20_Emphasis">continuidad del proceso</text:span>.<text:line-break/>Sirve para asegurar que el sistema <text:span text:style-name="Strong_20_Emphasis">no dependa de una única instancia</text:span> para mantener su funcionamiento o conservar su información.</text:p>
      <text:p text:style-name="Text_20_body">Podemos destacar tres funciones fundamentales de la redundancia:</text:p>
      <text:h text:style-name="Heading_20_3" text:outline-level="3">a) <text:span text:style-name="Strong_20_Emphasis">Tolerancia al fallo</text:span></text:h>
      <text:p text:style-name="Text_20_body">Permite que el sistema continúe funcionando aunque algunos de sus componentes fallen o desaparezcan.<text:line-break/>👉 En biología: si un individuo muere, la especie continúa.<text:line-break/>👉 En informática: si un nodo de una red cae, otros replican sus datos.</text:p>
      <text:h text:style-name="Heading_20_3" text:outline-level="3">b) <text:span text:style-name="Strong_20_Emphasis">Persistencia de la información</text:span></text:h>
      <text:p text:style-name="Text_20_body">La información esencial del sistema se <text:span text:style-name="Strong_20_Emphasis">repite</text:span> en muchos lugares, de modo que no puede perderse completamente.<text:line-break/><text:soft-page-break/>👉 En la vida: el ADN contiene copias y patrones similares entre individuos, preservando la estructura del conocimiento adquirido por el sistema.</text:p>
      <text:h text:style-name="Heading_20_3" text:outline-level="3">c) <text:span text:style-name="Strong_20_Emphasis">Autorreparación y regeneración</text:span></text:h>
      <text:p text:style-name="Text_20_body">Un sistema redundante puede <text:span text:style-name="Strong_20_Emphasis">reconstruirse a sí mismo</text:span> porque cada una de sus partes contiene la información o el método para generar las demás.<text:line-break/>👉 En la vida: una célula puede crear otra; un ser vivo engendra otros; la vida puede reiniciarse en cualquier parte del universo.</text:p>
      <text:p text:style-name="Horizontal_20_Line"/>
      <text:h text:style-name="Heading_20_2" text:outline-level="2">🔹 3. La redundancia en la máquina lógica</text:h>
      <text:p text:style-name="Text_20_body">En el modelo de la <text:span text:style-name="Strong_20_Emphasis">máquina lógica</text:span>, la redundancia se manifiesta en varios niveles.</text:p>
      <text:h text:style-name="Heading_20_3" text:outline-level="3">a) <text:span text:style-name="Strong_20_Emphasis">A nivel de individuos</text:span></text:h>
      <text:p text:style-name="Text_20_body">Cada individuo lógico:</text:p>
      <text:list xml:id="list3809469827" text:style-name="L2">
        <text:list-item>
          <text:p text:style-name="P2">Contiene una copia parcial de la información del proceso (un estado posible).</text:p>
        </text:list-item>
        <text:list-item>
          <text:p text:style-name="P2">Se reproduce generando múltiples hijos, que son versiones similares pero no idénticas.<text:line-break/>Esto multiplica las rutas de cálculo posibles hacia la solución.</text:p>
        </text:list-item>
      </text:list>
      <text:p text:style-name="Text_20_body">Así, <text:span text:style-name="Strong_20_Emphasis">el cálculo no depende de un solo individuo</text:span>, sino de una <text:span text:style-name="Strong_20_Emphasis">población entera de réplicas divergentes</text:span>.<text:line-break/>Esto hace que el fallo de un individuo sea irrelevante: el sistema sigue avanzando.</text:p>
      <text:h text:style-name="Heading_20_3" text:outline-level="3">b) <text:span text:style-name="Strong_20_Emphasis">A nivel de generaciones</text:span></text:h>
      <text:p text:style-name="Text_20_body">Cada generación repite el mismo proceso: nacer, reproducirse, morir.<text:line-break/>El ciclo entero se <text:span text:style-name="Strong_20_Emphasis">repite indefinidamente</text:span>.<text:line-break/>Esta repetición cíclica garantiza que el proceso de resolución de problemas <text:span text:style-name="Strong_20_Emphasis">nunca se detenga</text:span> mientras haya materia y energía para sostenerlo.</text:p>
      <text:h text:style-name="Heading_20_3" text:outline-level="3">c) <text:span text:style-name="Strong_20_Emphasis">A nivel universal</text:span></text:h>
      <text:p text:style-name="Text_20_body">La redundancia alcanza su máxima expresión en la propia <text:span text:style-name="Strong_20_Emphasis">aparición de la vida</text:span>:</text:p>
      <text:list xml:id="list3285461503" text:style-name="L3">
        <text:list-item>
          <text:p text:style-name="P3">La vida <text:span text:style-name="Strong_20_Emphasis">no ocurre una vez</text:span>: surge espontáneamente en cada lugar donde las condiciones lo permiten.</text:p>
        </text:list-item>
        <text:list-item>
          <text:p text:style-name="P3">Así, el sistema no depende de un único punto de origen.<text:line-break/>Es <text:span text:style-name="Strong_20_Emphasis">autogenerativo</text:span> a escala cósmica.</text:p>
        </text:list-item>
      </text:list>
      <text:p text:style-name="Text_20_body">Podemos decir que la <text:span text:style-name="Strong_20_Emphasis">redundancia de la vida tiende a infinito</text:span>, porque cada elemento del universo que cumple ciertas condiciones puede dar lugar a una nueva instancia completa del sistema.<text:line-break/>La vida <text:span text:style-name="Strong_20_Emphasis">se multiplica, se repite y se renueva eternamente</text:span>.</text:p>
      <text:p text:style-name="Horizontal_20_Line"/>
      <text:h text:style-name="Heading_20_2" text:outline-level="2"><text:soft-page-break/>🔹 4. Implicaciones conceptuales</text:h>
      <text:p text:style-name="Text_20_body">La redundancia convierte a la vida en:</text:p>
      <text:list xml:id="list557579613" text:style-name="L4">
        <text:list-item>
          <text:p text:style-name="P4"><text:span text:style-name="Strong_20_Emphasis">Inmortal:</text:span> porque no hay un solo punto de fallo global.</text:p>
        </text:list-item>
        <text:list-item>
          <text:p text:style-name="P4"><text:span text:style-name="Strong_20_Emphasis">Omnipresente:</text:span> porque puede manifestarse en cualquier parte del universo.</text:p>
        </text:list-item>
        <text:list-item>
          <text:p text:style-name="P4"><text:span text:style-name="Strong_20_Emphasis">Omnisciente (en sentido funcional):</text:span> porque cada copia contribuye al aprendizaje colectivo del sistema total.</text:p>
        </text:list-item>
      </text:list>
      <text:p text:style-name="Text_20_body">Desde un punto de vista lógico, la redundancia es una <text:span text:style-name="Strong_20_Emphasis">estrategia de preservación del cálculo universal</text:span>:<text:line-break/>la vida se asegura de que el proceso no se interrumpa jamás, aunque cada uno de sus componentes sea mortal.</text:p>
      <text:p text:style-name="Text_20_body">Y desde el punto de vista místico, podemos decir que:</text:p>
      <text:p text:style-name="Quotations">La redundancia es el modo en que la vida vence a la muerte.<text:line-break/>Es su reflejo eterno en el espejo del universo.</text:p>
      <text:p text:style-name="Horizontal_20_Line"/>
      <text:p text:style-name="Text_20_body">¿Quieres que a partir de aquí avancemos hacia el <text:span text:style-name="Strong_20_Emphasis">análisis experimental del laboratorio</text:span>, donde mostraremos cómo la redundancia se comporta dentro de la máquina lógica (quizás con ejemplos, diagramas lógicos y su interpretación mística)?<text:line-break/>O prefieres que antes elabore una <text:span text:style-name="Strong_20_Emphasis">síntesis conceptual poética</text:span>, que sirva como introducción literaria al capítulo 17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9T10:44:53.435000000</meta:creation-date>
    <dc:date>2025-11-09T10:51:51.275000000</dc:date>
    <meta:editing-duration>PT6M58S</meta:editing-duration>
    <meta:editing-cycles>1</meta:editing-cycles>
    <meta:document-statistic meta:table-count="0" meta:image-count="0" meta:object-count="0" meta:page-count="3" meta:paragraph-count="40" meta:word-count="762" meta:character-count="4725" meta:non-whitespace-character-count="4010"/>
    <meta:generator>LibreOffice/7.3.5.2$Windows_X86_64 LibreOffice_project/184fe81b8c8c30d8b5082578aee2fed2ea847c01</meta:generator>
  </office:meta>
</office:document-meta>
</file>